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3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4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solid" draw:fill-color="#1864ab"/>
    </style:style>
    <style:style style:name="gr10" style:family="graphic" style:parent-style-name="standard">
      <style:graphic-properties draw:stroke="none" draw:fill="solid" draw:fill-color="#4a98c9"/>
    </style:style>
    <style:style style:name="gr11" style:family="graphic" style:parent-style-name="standard">
      <style:graphic-properties draw:stroke="none" draw:fill="solid" draw:fill-color="#6faed4"/>
    </style:style>
    <style:style style:name="gr12" style:family="graphic" style:parent-style-name="standard">
      <style:graphic-properties draw:stroke="none" draw:fill="solid" draw:fill-color="#94c4df"/>
    </style:style>
    <style:style style:name="gr13" style:family="graphic" style:parent-style-name="standard">
      <style:graphic-properties draw:stroke="none" draw:fill="solid" draw:fill-color="#000000"/>
    </style:style>
    <style:style style:name="gr14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1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3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0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03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16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30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31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gr35" style:family="graphic" style:parent-style-name="objectwithoutfill">
      <style:graphic-properties draw:marker-end="Symmetric_20_Arrow" draw:fill="none" draw:textarea-horizontal-align="center" draw:textarea-vertical-align="middle"/>
    </style:style>
    <style:style style:name="gr36" style:family="graphic" style:parent-style-name="objectwithoutfill">
      <style:graphic-properties svg:stroke-width="0.018cm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37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38" style:family="graphic" style:parent-style-name="standard">
      <style:graphic-properties svg:stroke-color="#000000" draw:fill="none" draw:textarea-vertical-align="middle" draw:auto-grow-height="false" fo:min-height="3.372cm" fo:min-width="0.093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8e8e8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1" fo:font-size="8pt" fo:font-weight="normal" style:font-size-asian="6pt" style:font-weight-asian="normal" style:font-size-complex="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1864ab"/>
    </style:style>
    <style:style style:name="P8" style:family="paragraph">
      <loext:graphic-properties draw:fill="solid" draw:fill-color="#4a98c9"/>
    </style:style>
    <style:style style:name="P9" style:family="paragraph">
      <loext:graphic-properties draw:fill="solid" draw:fill-color="#6faed4"/>
    </style:style>
    <style:style style:name="P10" style:family="paragraph">
      <loext:graphic-properties draw:fill="solid" draw:fill-color="#94c4d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5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20" style:family="paragraph">
      <loext:graphic-properties draw:fill="none" draw:fill-color="#ffffff"/>
      <style:paragraph-properties style:writing-mode="lr-tb"/>
      <style:text-properties fo:font-size="6pt" fo:font-weight="normal" fo:background-color="#e8e8e8" style:font-size-asian="6pt" style:font-weight-asian="normal" style:font-size-complex="6pt" style:font-weight-complex="normal"/>
    </style:style>
    <style:style style:name="P21" style:family="paragraph">
      <style:text-properties fo:background-color="#d0d0d0"/>
    </style:style>
    <style:style style:name="P22" style:family="paragraph">
      <loext:graphic-properties draw:fill="none" draw:fill-color="#ffffff"/>
      <style:paragraph-properties style:writing-mode="lr-tb"/>
      <style:text-properties fo:color="#000000" fo:font-size="6pt" fo:font-weight="bold" fo:background-color="#d0d0d0" style:font-size-asian="6pt" style:font-weight-asian="bold" style:font-size-complex="6pt" style:font-weight-complex="bold"/>
    </style:style>
    <style:style style:name="P23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Consolas1" fo:font-size="8pt" fo:font-weight="normal" style:font-size-asian="6pt" style:font-weight-asian="normal" style:font-size-complex="6pt" style:font-weight-complex="normal"/>
    </style:style>
    <style:style style:name="T3" style:family="text">
      <style:text-properties style:font-name="Consolas1" fo:font-size="8pt" fo:font-weight="bold" style:font-size-asian="6pt" style:font-weight-asian="bold" style:font-size-complex="6pt" style:font-weight-complex="bold"/>
    </style:style>
    <style:style style:name="T4" style:family="text">
      <style:text-properties style:text-position="0% 100%" style:font-name="Consolas1" fo:font-size="8pt" fo:font-weight="normal" style:font-size-asian="6pt" style:font-weight-asian="normal" style:font-size-complex="6pt" style:font-weight-complex="normal"/>
    </style:style>
    <style:style style:name="T5" style:family="text">
      <style:text-properties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7" style:family="text">
      <style:text-properties fo:color="#ffffff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8" style:family="text">
      <style:text-properties fo:color="#ffffff" style:text-position="0% 100%" style:font-name="Consolas1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e8e8e8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1" style:family="text">
      <style:text-properties fo:color="#000000" style:font-name="DejaVuSans1" fo:font-size="5pt" style:font-size-asian="5pt" style:font-name-complex="DejaVuSans1" style:font-size-complex="5pt"/>
    </style:style>
    <style:style style:name="T12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3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4" style:family="text">
      <style:text-properties fo:font-size="8pt" fo:font-weight="bold" style:font-size-asian="8pt" style:font-weight-asian="bold" style:font-size-complex="8pt" style:font-weight-complex="bold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ize="6pt" fo:font-weight="normal" style:font-size-asian="6pt" style:font-weight-asian="normal" style:font-size-complex="6pt" style:font-weight-complex="normal"/>
    </style:style>
    <style:style style:name="T17" style:family="text">
      <style:text-properties fo:font-size="6pt" fo:font-weight="normal" fo:background-color="#e8e8e8" style:font-size-asian="6pt" style:font-weight-asian="normal" style:font-size-complex="6pt" style:font-weight-complex="normal"/>
    </style:style>
    <style:style style:name="T18" style:family="text">
      <style:text-properties fo:color="#000000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Floating-Point and Hybrid Float 6 Accelerators</text:span></text:p>
          </draw:text-box>
        </draw:frame>
        <draw:g>
          <draw:g>
            <draw:custom-shape draw:style-name="gr2" draw:text-style-name="P3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0.668cm" svg:height="1.513cm" svg:x="0.818cm" svg:y="0.735cm">
              <draw:text-box>
                <text:p><text:span text:style-name="T2">Tensor Op <text:s text:c="2"/>CPU (ms) <text:s/>TP FP32 (ms) <text:s/>Gain <text:s text:c="2"/></text:span><text:span text:style-name="T3">TP HF6 (ms) <text:s text:c="2"/>Gain</text:span></text:p>
                <text:p><text:span text:style-name="T4"><text:s text:c="2"/></text:span><text:span text:style-name="T4">Conv</text:span><text:span text:style-name="T5">A</text:span><text:span text:style-name="T4"> <text:s text:c="4"/></text:span><text:span text:style-name="T6"><text:s/>112.24 <text:s/></text:span><text:span text:style-name="T7"><text:s text:c="4"/>12.49 <text:s text:c="6"/>8.9 <text:s text:c="5"/></text:span><text:span text:style-name="T8">6.92</text:span><text:span text:style-name="T7"> <text:s text:c="6"/></text:span><text:span text:style-name="T8">16.2</text:span></text:p>
                <text:p><text:span text:style-name="T2"><text:s text:c="2"/></text:span><text:span text:style-name="T2">Conv</text:span><text:span text:style-name="T5">B</text:span><text:span text:style-name="T4"> <text:s text:c="4"/></text:span><text:span text:style-name="T9"><text:s/></text:span><text:span text:style-name="T6">213.13 <text:s/></text:span><text:span text:style-name="T7"><text:s text:c="4"/>16.39 <text:s text:c="5"/>13.0 <text:s text:c="5"/></text:span><text:span text:style-name="T8">4.41</text:span><text:span text:style-name="T7"> <text:s text:c="6"/></text:span><text:span text:style-name="T8">48.3</text:span></text:p>
                <text:p><text:span text:style-name="T2"><text:s text:c="2"/></text:span><text:span text:style-name="T2">Conv</text:span><text:span text:style-name="T5">C <text:s text:c="8"/></text:span><text:span text:style-name="T10"><text:s text:c="3"/></text:span><text:span text:style-name="T6">46.59 </text:span><text:span text:style-name="T7"><text:s text:c="6"/>3.59 <text:s text:c="5"/>12.9 <text:s text:c="5"/></text:span><text:span text:style-name="T8">0.99</text:span><text:span text:style-name="T7"> <text:s text:c="6"/></text:span><text:span text:style-name="T8">47.0</text:span></text:p>
              </draw:text-box>
            </draw:frame>
            <draw:custom-shape draw:style-name="gr5" draw:text-style-name="P5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2.605cm" svg:y1="0.635cm" svg:x2="2.605cm" svg:y2="2.286cm">
              <text:p/>
            </draw:line>
            <draw:line draw:style-name="gr6" draw:text-style-name="P5" draw:layer="layout" svg:x1="4.385cm" svg:y1="0.636cm" svg:x2="4.385cm" svg:y2="2.287cm">
              <text:p/>
            </draw:line>
            <draw:line draw:style-name="gr6" draw:text-style-name="P5" draw:layer="layout" svg:x1="7.885cm" svg:y1="0.638cm" svg:x2="7.885cm" svg:y2="2.289cm">
              <text:p/>
            </draw:line>
            <draw:line draw:style-name="gr6" draw:text-style-name="P5" draw:layer="layout" svg:x1="0.706cm" svg:y1="1.443cm" svg:x2="11.247cm" svg:y2="1.443cm">
              <text:p/>
            </draw:line>
            <draw:line draw:style-name="gr6" draw:text-style-name="P5" draw:layer="layout" svg:x1="0.707cm" svg:y1="1.079cm" svg:x2="11.248cm" svg:y2="1.079cm">
              <text:p/>
            </draw:line>
            <draw:line draw:style-name="gr6" draw:text-style-name="P5" draw:layer="layout" svg:x1="0.708cm" svg:y1="1.843cm" svg:x2="11.249cm" svg:y2="1.843cm">
              <text:p/>
            </draw:line>
            <draw:line draw:style-name="gr7" draw:text-style-name="P5" draw:layer="layout" svg:x1="6.729cm" svg:y1="0.637cm" svg:x2="6.729cm" svg:y2="2.288cm">
              <text:p/>
            </draw:line>
            <draw:line draw:style-name="gr7" draw:text-style-name="P5" draw:layer="layout" svg:x1="10.187cm" svg:y1="0.638cm" svg:x2="10.187cm" svg:y2="2.289cm">
              <text:p/>
            </draw:line>
          </draw:g>
        </draw:g>
        <draw:polygon draw:style-name="gr8" draw:text-style-name="P6" draw:layer="layout" svg:width="6.497cm" svg:height="4.39cm" svg:x="3.774cm" svg:y="2.979cm" svg:viewBox="0 0 6498 4391" draw:points="0,4391 6498,4391 6498,0 0,0">
          <text:p/>
        </draw:polygon>
        <draw:polygon draw:style-name="gr9" draw:text-style-name="P7" draw:layer="layout" svg:width="5.954cm" svg:height="0.134cm" svg:x="3.774cm" svg:y="7.035cm" svg:viewBox="0 0 5955 135" draw:points="0,135 5955,135 5955,0 0,0">
          <text:p/>
        </draw:polygon>
        <draw:polygon draw:style-name="gr10" draw:text-style-name="P8" draw:layer="layout" svg:width="1.553cm" svg:height="0.134cm" svg:x="3.774cm" svg:y="6.867cm" svg:viewBox="0 0 1554 135" draw:points="0,135 1554,135 1554,0 0,0">
          <text:p/>
        </draw:polygon>
        <draw:polygon draw:style-name="gr11" draw:text-style-name="P9" draw:layer="layout" svg:width="0.004cm" svg:height="0.134cm" svg:x="3.775cm" svg:y="6.7cm" svg:viewBox="0 0 5 135" draw:points="0,135 5,135 5,0 0,0">
          <text:p/>
        </draw:polygon>
        <draw:polygon draw:style-name="gr12" draw:text-style-name="P10" draw:layer="layout" svg:width="1.545cm" svg:height="0.134cm" svg:x="3.778cm" svg:y="6.532cm" svg:viewBox="0 0 1546 135" draw:points="0,135 1546,135 1546,0 0,0">
          <text:p/>
        </draw:polygon>
        <draw:polygon draw:style-name="gr10" draw:text-style-name="P8" draw:layer="layout" svg:width="0.441cm" svg:height="0.134cm" svg:x="5.328cm" svg:y="6.364cm" svg:viewBox="0 0 442 135" draw:points="0,135 442,135 442,0 0,0">
          <text:p/>
        </draw:polygon>
        <draw:polygon draw:style-name="gr10" draw:text-style-name="P8" draw:layer="layout" svg:width="0.44cm" svg:height="0.134cm" svg:x="5.77cm" svg:y="6.196cm" svg:viewBox="0 0 441 135" draw:points="0,135 441,135 441,0 0,0">
          <text:p/>
        </draw:polygon>
        <draw:polygon draw:style-name="gr10" draw:text-style-name="P8" draw:layer="layout" svg:width="0.287cm" svg:height="0.134cm" svg:x="6.211cm" svg:y="6.029cm" svg:viewBox="0 0 288 135" draw:points="0,135 288,135 288,0 0,0">
          <text:p/>
        </draw:polygon>
        <draw:polygon draw:style-name="gr10" draw:text-style-name="P8" draw:layer="layout" svg:width="2.056cm" svg:height="0.134cm" svg:x="6.499cm" svg:y="5.861cm" svg:viewBox="0 0 2057 135" draw:points="0,135 2057,135 2057,0 0,0">
          <text:p/>
        </draw:polygon>
        <draw:polygon draw:style-name="gr13" draw:text-style-name="P11" draw:layer="layout" svg:width="0.03cm" svg:height="0.134cm" svg:x="6.5cm" svg:y="5.694cm" svg:viewBox="0 0 31 135" draw:points="0,135 31,135 31,0 0,0">
          <text:p/>
        </draw:polygon>
        <draw:polygon draw:style-name="gr12" draw:text-style-name="P10" draw:layer="layout" svg:width="2.027cm" svg:height="0.134cm" svg:x="6.527cm" svg:y="5.526cm" svg:viewBox="0 0 2028 135" draw:points="0,135 2028,135 2028,0 0,0">
          <text:p/>
        </draw:polygon>
        <draw:polygon draw:style-name="gr10" draw:text-style-name="P8" draw:layer="layout" svg:width="0.122cm" svg:height="0.134cm" svg:x="8.556cm" svg:y="5.358cm" svg:viewBox="0 0 123 135" draw:points="0,135 123,135 123,0 0,0">
          <text:p/>
        </draw:polygon>
        <draw:polygon draw:style-name="gr10" draw:text-style-name="P8" draw:layer="layout" svg:width="0.121cm" svg:height="0.134cm" svg:x="8.679cm" svg:y="5.19cm" svg:viewBox="0 0 122 135" draw:points="0,135 122,135 122,0 0,0">
          <text:p/>
        </draw:polygon>
        <draw:polygon draw:style-name="gr10" draw:text-style-name="P8" draw:layer="layout" svg:width="0.079cm" svg:height="0.134cm" svg:x="8.801cm" svg:y="5.023cm" svg:viewBox="0 0 80 135" draw:points="0,135 80,135 80,0 0,0">
          <text:p/>
        </draw:polygon>
        <draw:polygon draw:style-name="gr10" draw:text-style-name="P8" draw:layer="layout" svg:width="0.476cm" svg:height="0.134cm" svg:x="8.881cm" svg:y="4.855cm" svg:viewBox="0 0 477 135" draw:points="0,135 477,135 477,0 0,0">
          <text:p/>
        </draw:polygon>
        <draw:polygon draw:style-name="gr13" draw:text-style-name="P11" draw:layer="layout" svg:width="0.033cm" svg:height="0.134cm" svg:x="8.881cm" svg:y="4.688cm" svg:viewBox="0 0 34 135" draw:points="0,135 34,135 34,0 0,0">
          <text:p/>
        </draw:polygon>
        <draw:polygon draw:style-name="gr12" draw:text-style-name="P10" draw:layer="layout" svg:width="0.443cm" svg:height="0.134cm" svg:x="8.913cm" svg:y="4.52cm" svg:viewBox="0 0 444 135" draw:points="0,135 444,135 444,0 0,0">
          <text:p/>
        </draw:polygon>
        <draw:polygon draw:style-name="gr10" draw:text-style-name="P8" draw:layer="layout" svg:width="0.034cm" svg:height="0.134cm" svg:x="9.358cm" svg:y="4.352cm" svg:viewBox="0 0 35 135" draw:points="0,135 35,135 35,0 0,0">
          <text:p/>
        </draw:polygon>
        <draw:polygon draw:style-name="gr10" draw:text-style-name="P8" draw:layer="layout" svg:width="0.033cm" svg:height="0.134cm" svg:x="9.393cm" svg:y="4.184cm" svg:viewBox="0 0 34 135" draw:points="0,135 34,135 34,0 0,0">
          <text:p/>
        </draw:polygon>
        <draw:polygon draw:style-name="gr10" draw:text-style-name="P8" draw:layer="layout" svg:width="0.021cm" svg:height="0.134cm" svg:x="9.427cm" svg:y="4.017cm" svg:viewBox="0 0 22 135" draw:points="0,135 22,135 22,0 0,0">
          <text:p/>
        </draw:polygon>
        <draw:polygon draw:style-name="gr10" draw:text-style-name="P8" draw:layer="layout" svg:width="0.001cm" svg:height="0.134cm" svg:x="9.449cm" svg:y="3.849cm" svg:viewBox="0 0 2 135" draw:points="0,135 2,135 2,0 0,0">
          <text:p/>
        </draw:polygon>
        <draw:polygon draw:style-name="gr10" draw:text-style-name="P8" draw:layer="layout" svg:width="0.174cm" svg:height="0.134cm" svg:x="9.451cm" svg:y="3.682cm" svg:viewBox="0 0 175 135" draw:points="0,135 175,135 175,0 0,0">
          <text:p/>
        </draw:polygon>
        <draw:polygon draw:style-name="gr10" draw:text-style-name="P8" draw:layer="layout" svg:width="0.091cm" svg:height="0.134cm" svg:x="9.626cm" svg:y="3.514cm" svg:viewBox="0 0 92 135" draw:points="0,135 92,135 92,0 0,0">
          <text:p/>
        </draw:polygon>
        <draw:polygon draw:style-name="gr10" draw:text-style-name="P8" draw:layer="layout" svg:width="0.001cm" svg:height="0.134cm" svg:x="9.718cm" svg:y="3.346cm" svg:viewBox="0 0 2 135" draw:points="0,135 2,135 2,0 0,0">
          <text:p/>
        </draw:polygon>
        <draw:polygon draw:style-name="gr10" draw:text-style-name="P8" draw:layer="layout" svg:width="0cm" svg:height="0.134cm" svg:x="9.72cm" svg:y="3.178cm" svg:viewBox="0 0 1 135" draw:points="0,135 1,135 1,0 0,0">
          <text:p/>
        </draw:polygon>
        <draw:line draw:style-name="gr14" draw:text-style-name="P12" draw:layer="layout" svg:x1="3.774cm" svg:y1="7.369cm" svg:x2="3.774cm" svg:y2="2.979cm">
          <text:p/>
        </draw:line>
        <draw:polygon draw:style-name="gr13" draw:text-style-name="P11" draw:layer="layout" svg:width="0cm" svg:height="0.069cm" svg:x="3.774cm" svg:y="7.369cm" svg:viewBox="0 0 0 70" draw:points="0,0 0,70">
          <text:p/>
        </draw:polygon>
        <draw:line draw:style-name="gr15" draw:text-style-name="P12" draw:layer="layout" svg:x1="3.774cm" svg:y1="7.369cm" svg:x2="3.774cm" svg:y2="7.439cm">
          <text:p/>
        </draw:line>
        <draw:line draw:style-name="gr14" draw:text-style-name="P12" draw:layer="layout" svg:x1="5.012cm" svg:y1="7.369cm" svg:x2="5.012cm" svg:y2="2.979cm">
          <text:p/>
        </draw:line>
        <draw:polygon draw:style-name="gr13" draw:text-style-name="P11" draw:layer="layout" svg:width="0cm" svg:height="0.069cm" svg:x="5.012cm" svg:y="7.369cm" svg:viewBox="0 0 0 70" draw:points="0,0 0,70">
          <text:p/>
        </draw:polygon>
        <draw:line draw:style-name="gr15" draw:text-style-name="P12" draw:layer="layout" svg:x1="5.012cm" svg:y1="7.369cm" svg:x2="5.012cm" svg:y2="7.439cm">
          <text:p/>
        </draw:line>
        <draw:frame draw:style-name="gr16" draw:text-style-name="P14" draw:layer="layout" svg:width="0.116cm" svg:height="0.208cm" svg:x="3.763cm" svg:y="7.493cm">
          <draw:text-box>
            <text:p text:style-name="P13"><text:span text:style-name="T11">0</text:span></text:p>
          </draw:text-box>
        </draw:frame>
        <draw:line draw:style-name="gr14" draw:text-style-name="P12" draw:layer="layout" svg:x1="6.249cm" svg:y1="7.369cm" svg:x2="6.249cm" svg:y2="2.979cm">
          <text:p/>
        </draw:line>
        <draw:polygon draw:style-name="gr13" draw:text-style-name="P11" draw:layer="layout" svg:width="0cm" svg:height="0.069cm" svg:x="6.249cm" svg:y="7.369cm" svg:viewBox="0 0 0 70" draw:points="0,0 0,70">
          <text:p/>
        </draw:polygon>
        <draw:line draw:style-name="gr15" draw:text-style-name="P12" draw:layer="layout" svg:x1="6.249cm" svg:y1="7.369cm" svg:x2="6.249cm" svg:y2="7.439cm">
          <text:p/>
        </draw:line>
        <draw:frame draw:style-name="gr17" draw:text-style-name="P14" draw:layer="layout" svg:width="0.231cm" svg:height="0.208cm" svg:x="4.99cm" svg:y="7.493cm">
          <draw:text-box>
            <text:p text:style-name="P13"><text:span text:style-name="T11">10</text:span></text:p>
          </draw:text-box>
        </draw:frame>
        <draw:line draw:style-name="gr14" draw:text-style-name="P12" draw:layer="layout" svg:x1="7.487cm" svg:y1="7.369cm" svg:x2="7.487cm" svg:y2="2.979cm">
          <text:p/>
        </draw:line>
        <draw:polygon draw:style-name="gr13" draw:text-style-name="P11" draw:layer="layout" svg:width="0cm" svg:height="0.069cm" svg:x="7.487cm" svg:y="7.369cm" svg:viewBox="0 0 0 70" draw:points="0,0 0,70">
          <text:p/>
        </draw:polygon>
        <draw:line draw:style-name="gr15" draw:text-style-name="P12" draw:layer="layout" svg:x1="7.487cm" svg:y1="7.369cm" svg:x2="7.487cm" svg:y2="7.439cm">
          <text:p/>
        </draw:line>
        <draw:frame draw:style-name="gr17" draw:text-style-name="P14" draw:layer="layout" svg:width="0.231cm" svg:height="0.208cm" svg:x="6.228cm" svg:y="7.493cm">
          <draw:text-box>
            <text:p text:style-name="P13"><text:span text:style-name="T11">20</text:span></text:p>
          </draw:text-box>
        </draw:frame>
        <draw:line draw:style-name="gr14" draw:text-style-name="P12" draw:layer="layout" svg:x1="8.725cm" svg:y1="7.369cm" svg:x2="8.725cm" svg:y2="2.979cm">
          <text:p/>
        </draw:line>
        <draw:polygon draw:style-name="gr13" draw:text-style-name="P11" draw:layer="layout" svg:width="0cm" svg:height="0.069cm" svg:x="8.725cm" svg:y="7.369cm" svg:viewBox="0 0 0 70" draw:points="0,0 0,70">
          <text:p/>
        </draw:polygon>
        <draw:line draw:style-name="gr15" draw:text-style-name="P12" draw:layer="layout" svg:x1="8.725cm" svg:y1="7.369cm" svg:x2="8.725cm" svg:y2="7.439cm">
          <text:p/>
        </draw:line>
        <draw:frame draw:style-name="gr17" draw:text-style-name="P14" draw:layer="layout" svg:width="0.231cm" svg:height="0.208cm" svg:x="7.465cm" svg:y="7.493cm">
          <draw:text-box>
            <text:p text:style-name="P13"><text:span text:style-name="T11">30</text:span></text:p>
          </draw:text-box>
        </draw:frame>
        <draw:line draw:style-name="gr14" draw:text-style-name="P12" draw:layer="layout" svg:x1="9.963cm" svg:y1="7.369cm" svg:x2="9.963cm" svg:y2="2.979cm">
          <text:p/>
        </draw:line>
        <draw:polygon draw:style-name="gr13" draw:text-style-name="P11" draw:layer="layout" svg:width="0cm" svg:height="0.069cm" svg:x="9.963cm" svg:y="7.369cm" svg:viewBox="0 0 0 70" draw:points="0,0 0,70">
          <text:p/>
        </draw:polygon>
        <draw:line draw:style-name="gr15" draw:text-style-name="P12" draw:layer="layout" svg:x1="9.963cm" svg:y1="7.369cm" svg:x2="9.963cm" svg:y2="7.439cm">
          <text:p/>
        </draw:line>
        <draw:frame draw:style-name="gr17" draw:text-style-name="P14" draw:layer="layout" svg:width="0.231cm" svg:height="0.208cm" svg:x="8.703cm" svg:y="7.493cm">
          <draw:text-box>
            <text:p text:style-name="P13"><text:span text:style-name="T11">40</text:span></text:p>
          </draw:text-box>
        </draw:frame>
        <draw:frame draw:style-name="gr18" draw:text-style-name="P15" draw:layer="layout" svg:width="0.603cm" svg:height="0.208cm" svg:x="9.841cm" svg:y="7.493cm">
          <draw:text-box>
            <text:p text:style-name="P13"><text:span text:style-name="T12">50 ms</text:span></text:p>
          </draw:text-box>
        </draw:frame>
        <draw:line draw:style-name="gr14" draw:text-style-name="P12" draw:layer="layout" svg:x1="3.774cm" svg:y1="7.102cm" svg:x2="10.272cm" svg:y2="7.102cm">
          <text:p/>
        </draw:line>
        <draw:polygon draw:style-name="gr13" draw:text-style-name="P11" draw:layer="layout" svg:width="0.023cm" svg:height="0cm" svg:x="3.75cm" svg:y="7.102cm" svg:viewBox="0 0 24 0" draw:points="24,0 0,0">
          <text:p/>
        </draw:polygon>
        <draw:line draw:style-name="gr15" draw:text-style-name="P12" draw:layer="layout" svg:x1="3.774cm" svg:y1="7.102cm" svg:x2="3.75cm" svg:y2="7.102cm">
          <text:p/>
        </draw:line>
        <draw:line draw:style-name="gr14" draw:text-style-name="P12" draw:layer="layout" svg:x1="3.774cm" svg:y1="6.934cm" svg:x2="10.272cm" svg:y2="6.934cm">
          <text:p/>
        </draw:line>
        <draw:polygon draw:style-name="gr13" draw:text-style-name="P11" draw:layer="layout" svg:width="0.023cm" svg:height="0cm" svg:x="3.75cm" svg:y="6.934cm" svg:viewBox="0 0 24 0" draw:points="24,0 0,0">
          <text:p/>
        </draw:polygon>
        <draw:line draw:style-name="gr15" draw:text-style-name="P12" draw:layer="layout" svg:x1="3.774cm" svg:y1="6.934cm" svg:x2="3.75cm" svg:y2="6.934cm">
          <text:p/>
        </draw:line>
        <draw:line draw:style-name="gr14" draw:text-style-name="P12" draw:layer="layout" svg:x1="3.774cm" svg:y1="6.766cm" svg:x2="10.272cm" svg:y2="6.766cm">
          <text:p/>
        </draw:line>
        <draw:polygon draw:style-name="gr13" draw:text-style-name="P11" draw:layer="layout" svg:width="0.023cm" svg:height="0cm" svg:x="3.75cm" svg:y="6.766cm" svg:viewBox="0 0 24 0" draw:points="24,0 0,0">
          <text:p/>
        </draw:polygon>
        <draw:line draw:style-name="gr15" draw:text-style-name="P12" draw:layer="layout" svg:x1="3.774cm" svg:y1="6.766cm" svg:x2="3.75cm" svg:y2="6.766cm">
          <text:p/>
        </draw:line>
        <draw:line draw:style-name="gr14" draw:text-style-name="P12" draw:layer="layout" svg:x1="3.774cm" svg:y1="6.599cm" svg:x2="10.272cm" svg:y2="6.599cm">
          <text:p/>
        </draw:line>
        <draw:polygon draw:style-name="gr13" draw:text-style-name="P11" draw:layer="layout" svg:width="0.023cm" svg:height="0cm" svg:x="3.75cm" svg:y="6.599cm" svg:viewBox="0 0 24 0" draw:points="24,0 0,0">
          <text:p/>
        </draw:polygon>
        <draw:line draw:style-name="gr15" draw:text-style-name="P12" draw:layer="layout" svg:x1="3.774cm" svg:y1="6.599cm" svg:x2="3.75cm" svg:y2="6.599cm">
          <text:p/>
        </draw:line>
        <draw:line draw:style-name="gr14" draw:text-style-name="P12" draw:layer="layout" svg:x1="3.774cm" svg:y1="6.431cm" svg:x2="10.272cm" svg:y2="6.431cm">
          <text:p/>
        </draw:line>
        <draw:polygon draw:style-name="gr13" draw:text-style-name="P11" draw:layer="layout" svg:width="0.023cm" svg:height="0cm" svg:x="3.75cm" svg:y="6.431cm" svg:viewBox="0 0 24 0" draw:points="24,0 0,0">
          <text:p/>
        </draw:polygon>
        <draw:line draw:style-name="gr15" draw:text-style-name="P12" draw:layer="layout" svg:x1="3.774cm" svg:y1="6.431cm" svg:x2="3.75cm" svg:y2="6.431cm">
          <text:p/>
        </draw:line>
        <draw:line draw:style-name="gr14" draw:text-style-name="P12" draw:layer="layout" svg:x1="3.774cm" svg:y1="6.264cm" svg:x2="10.272cm" svg:y2="6.264cm">
          <text:p/>
        </draw:line>
        <draw:polygon draw:style-name="gr13" draw:text-style-name="P11" draw:layer="layout" svg:width="0.023cm" svg:height="0cm" svg:x="3.75cm" svg:y="6.264cm" svg:viewBox="0 0 24 0" draw:points="24,0 0,0">
          <text:p/>
        </draw:polygon>
        <draw:line draw:style-name="gr15" draw:text-style-name="P12" draw:layer="layout" svg:x1="3.774cm" svg:y1="6.264cm" svg:x2="3.75cm" svg:y2="6.264cm">
          <text:p/>
        </draw:line>
        <draw:line draw:style-name="gr14" draw:text-style-name="P12" draw:layer="layout" svg:x1="3.774cm" svg:y1="6.096cm" svg:x2="10.272cm" svg:y2="6.096cm">
          <text:p/>
        </draw:line>
        <draw:polygon draw:style-name="gr13" draw:text-style-name="P11" draw:layer="layout" svg:width="0.023cm" svg:height="0cm" svg:x="3.75cm" svg:y="6.096cm" svg:viewBox="0 0 24 0" draw:points="24,0 0,0">
          <text:p/>
        </draw:polygon>
        <draw:line draw:style-name="gr15" draw:text-style-name="P12" draw:layer="layout" svg:x1="3.774cm" svg:y1="6.096cm" svg:x2="3.75cm" svg:y2="6.096cm">
          <text:p/>
        </draw:line>
        <draw:line draw:style-name="gr14" draw:text-style-name="P12" draw:layer="layout" svg:x1="3.774cm" svg:y1="5.928cm" svg:x2="10.272cm" svg:y2="5.928cm">
          <text:p/>
        </draw:line>
        <draw:polygon draw:style-name="gr13" draw:text-style-name="P11" draw:layer="layout" svg:width="0.023cm" svg:height="0cm" svg:x="3.75cm" svg:y="5.928cm" svg:viewBox="0 0 24 0" draw:points="24,0 0,0">
          <text:p/>
        </draw:polygon>
        <draw:line draw:style-name="gr15" draw:text-style-name="P12" draw:layer="layout" svg:x1="3.774cm" svg:y1="5.928cm" svg:x2="3.75cm" svg:y2="5.928cm">
          <text:p/>
        </draw:line>
        <draw:line draw:style-name="gr14" draw:text-style-name="P12" draw:layer="layout" svg:x1="3.774cm" svg:y1="5.76cm" svg:x2="10.272cm" svg:y2="5.76cm">
          <text:p/>
        </draw:line>
        <draw:polygon draw:style-name="gr13" draw:text-style-name="P11" draw:layer="layout" svg:width="0.023cm" svg:height="0cm" svg:x="3.75cm" svg:y="5.76cm" svg:viewBox="0 0 24 0" draw:points="24,0 0,0">
          <text:p/>
        </draw:polygon>
        <draw:line draw:style-name="gr15" draw:text-style-name="P12" draw:layer="layout" svg:x1="3.774cm" svg:y1="5.76cm" svg:x2="3.75cm" svg:y2="5.76cm">
          <text:p/>
        </draw:line>
        <draw:line draw:style-name="gr14" draw:text-style-name="P12" draw:layer="layout" svg:x1="3.774cm" svg:y1="5.593cm" svg:x2="10.272cm" svg:y2="5.593cm">
          <text:p/>
        </draw:line>
        <draw:polygon draw:style-name="gr13" draw:text-style-name="P11" draw:layer="layout" svg:width="0.023cm" svg:height="0cm" svg:x="3.75cm" svg:y="5.593cm" svg:viewBox="0 0 24 0" draw:points="24,0 0,0">
          <text:p/>
        </draw:polygon>
        <draw:line draw:style-name="gr15" draw:text-style-name="P12" draw:layer="layout" svg:x1="3.774cm" svg:y1="5.593cm" svg:x2="3.75cm" svg:y2="5.593cm">
          <text:p/>
        </draw:line>
        <draw:line draw:style-name="gr14" draw:text-style-name="P12" draw:layer="layout" svg:x1="3.774cm" svg:y1="5.425cm" svg:x2="10.272cm" svg:y2="5.425cm">
          <text:p/>
        </draw:line>
        <draw:polygon draw:style-name="gr13" draw:text-style-name="P11" draw:layer="layout" svg:width="0.023cm" svg:height="0cm" svg:x="3.75cm" svg:y="5.425cm" svg:viewBox="0 0 24 0" draw:points="24,0 0,0">
          <text:p/>
        </draw:polygon>
        <draw:line draw:style-name="gr15" draw:text-style-name="P12" draw:layer="layout" svg:x1="3.774cm" svg:y1="5.425cm" svg:x2="3.75cm" svg:y2="5.425cm">
          <text:p/>
        </draw:line>
        <draw:line draw:style-name="gr14" draw:text-style-name="P12" draw:layer="layout" svg:x1="3.774cm" svg:y1="5.258cm" svg:x2="10.272cm" svg:y2="5.258cm">
          <text:p/>
        </draw:line>
        <draw:polygon draw:style-name="gr13" draw:text-style-name="P11" draw:layer="layout" svg:width="0.023cm" svg:height="0cm" svg:x="3.75cm" svg:y="5.258cm" svg:viewBox="0 0 24 0" draw:points="24,0 0,0">
          <text:p/>
        </draw:polygon>
        <draw:line draw:style-name="gr15" draw:text-style-name="P12" draw:layer="layout" svg:x1="3.774cm" svg:y1="5.258cm" svg:x2="3.75cm" svg:y2="5.258cm">
          <text:p/>
        </draw:line>
        <draw:line draw:style-name="gr14" draw:text-style-name="P12" draw:layer="layout" svg:x1="3.774cm" svg:y1="5.089cm" svg:x2="10.272cm" svg:y2="5.089cm">
          <text:p/>
        </draw:line>
        <draw:polygon draw:style-name="gr13" draw:text-style-name="P11" draw:layer="layout" svg:width="0.023cm" svg:height="0cm" svg:x="3.75cm" svg:y="5.089cm" svg:viewBox="0 0 24 0" draw:points="24,0 0,0">
          <text:p/>
        </draw:polygon>
        <draw:line draw:style-name="gr15" draw:text-style-name="P12" draw:layer="layout" svg:x1="3.774cm" svg:y1="5.089cm" svg:x2="3.75cm" svg:y2="5.089cm">
          <text:p/>
        </draw:line>
        <draw:line draw:style-name="gr14" draw:text-style-name="P12" draw:layer="layout" svg:x1="3.774cm" svg:y1="4.922cm" svg:x2="10.272cm" svg:y2="4.922cm">
          <text:p/>
        </draw:line>
        <draw:polygon draw:style-name="gr13" draw:text-style-name="P11" draw:layer="layout" svg:width="0.023cm" svg:height="0cm" svg:x="3.75cm" svg:y="4.922cm" svg:viewBox="0 0 24 0" draw:points="24,0 0,0">
          <text:p/>
        </draw:polygon>
        <draw:line draw:style-name="gr15" draw:text-style-name="P12" draw:layer="layout" svg:x1="3.774cm" svg:y1="4.922cm" svg:x2="3.75cm" svg:y2="4.922cm">
          <text:p/>
        </draw:line>
        <draw:line draw:style-name="gr14" draw:text-style-name="P12" draw:layer="layout" svg:x1="3.774cm" svg:y1="4.754cm" svg:x2="10.272cm" svg:y2="4.754cm">
          <text:p/>
        </draw:line>
        <draw:polygon draw:style-name="gr13" draw:text-style-name="P11" draw:layer="layout" svg:width="0.023cm" svg:height="0cm" svg:x="3.75cm" svg:y="4.754cm" svg:viewBox="0 0 24 0" draw:points="24,0 0,0">
          <text:p/>
        </draw:polygon>
        <draw:line draw:style-name="gr15" draw:text-style-name="P12" draw:layer="layout" svg:x1="3.774cm" svg:y1="4.754cm" svg:x2="3.75cm" svg:y2="4.754cm">
          <text:p/>
        </draw:line>
        <draw:line draw:style-name="gr14" draw:text-style-name="P12" draw:layer="layout" svg:x1="3.774cm" svg:y1="4.587cm" svg:x2="10.272cm" svg:y2="4.587cm">
          <text:p/>
        </draw:line>
        <draw:polygon draw:style-name="gr13" draw:text-style-name="P11" draw:layer="layout" svg:width="0.023cm" svg:height="0cm" svg:x="3.75cm" svg:y="4.587cm" svg:viewBox="0 0 24 0" draw:points="24,0 0,0">
          <text:p/>
        </draw:polygon>
        <draw:line draw:style-name="gr15" draw:text-style-name="P12" draw:layer="layout" svg:x1="3.774cm" svg:y1="4.587cm" svg:x2="3.75cm" svg:y2="4.587cm">
          <text:p/>
        </draw:line>
        <draw:line draw:style-name="gr14" draw:text-style-name="P12" draw:layer="layout" svg:x1="3.774cm" svg:y1="4.419cm" svg:x2="10.272cm" svg:y2="4.419cm">
          <text:p/>
        </draw:line>
        <draw:polygon draw:style-name="gr13" draw:text-style-name="P11" draw:layer="layout" svg:width="0.023cm" svg:height="0cm" svg:x="3.75cm" svg:y="4.419cm" svg:viewBox="0 0 24 0" draw:points="24,0 0,0">
          <text:p/>
        </draw:polygon>
        <draw:line draw:style-name="gr15" draw:text-style-name="P12" draw:layer="layout" svg:x1="3.774cm" svg:y1="4.419cm" svg:x2="3.75cm" svg:y2="4.419cm">
          <text:p/>
        </draw:line>
        <draw:line draw:style-name="gr14" draw:text-style-name="P12" draw:layer="layout" svg:x1="3.774cm" svg:y1="4.252cm" svg:x2="10.272cm" svg:y2="4.252cm">
          <text:p/>
        </draw:line>
        <draw:polygon draw:style-name="gr13" draw:text-style-name="P11" draw:layer="layout" svg:width="0.023cm" svg:height="0cm" svg:x="3.75cm" svg:y="4.252cm" svg:viewBox="0 0 24 0" draw:points="24,0 0,0">
          <text:p/>
        </draw:polygon>
        <draw:line draw:style-name="gr15" draw:text-style-name="P12" draw:layer="layout" svg:x1="3.774cm" svg:y1="4.252cm" svg:x2="3.75cm" svg:y2="4.252cm">
          <text:p/>
        </draw:line>
        <draw:line draw:style-name="gr14" draw:text-style-name="P12" draw:layer="layout" svg:x1="3.774cm" svg:y1="4.083cm" svg:x2="10.272cm" svg:y2="4.083cm">
          <text:p/>
        </draw:line>
        <draw:polygon draw:style-name="gr13" draw:text-style-name="P11" draw:layer="layout" svg:width="0.023cm" svg:height="0cm" svg:x="3.75cm" svg:y="4.083cm" svg:viewBox="0 0 24 0" draw:points="24,0 0,0">
          <text:p/>
        </draw:polygon>
        <draw:line draw:style-name="gr15" draw:text-style-name="P12" draw:layer="layout" svg:x1="3.774cm" svg:y1="4.083cm" svg:x2="3.75cm" svg:y2="4.083cm">
          <text:p/>
        </draw:line>
        <draw:line draw:style-name="gr14" draw:text-style-name="P12" draw:layer="layout" svg:x1="3.774cm" svg:y1="3.916cm" svg:x2="10.272cm" svg:y2="3.916cm">
          <text:p/>
        </draw:line>
        <draw:polygon draw:style-name="gr13" draw:text-style-name="P11" draw:layer="layout" svg:width="0.023cm" svg:height="0cm" svg:x="3.75cm" svg:y="3.916cm" svg:viewBox="0 0 24 0" draw:points="24,0 0,0">
          <text:p/>
        </draw:polygon>
        <draw:line draw:style-name="gr15" draw:text-style-name="P12" draw:layer="layout" svg:x1="3.774cm" svg:y1="3.916cm" svg:x2="3.75cm" svg:y2="3.916cm">
          <text:p/>
        </draw:line>
        <draw:line draw:style-name="gr14" draw:text-style-name="P12" draw:layer="layout" svg:x1="3.774cm" svg:y1="3.748cm" svg:x2="10.272cm" svg:y2="3.748cm">
          <text:p/>
        </draw:line>
        <draw:polygon draw:style-name="gr13" draw:text-style-name="P11" draw:layer="layout" svg:width="0.023cm" svg:height="0cm" svg:x="3.75cm" svg:y="3.748cm" svg:viewBox="0 0 24 0" draw:points="24,0 0,0">
          <text:p/>
        </draw:polygon>
        <draw:line draw:style-name="gr15" draw:text-style-name="P12" draw:layer="layout" svg:x1="3.774cm" svg:y1="3.748cm" svg:x2="3.75cm" svg:y2="3.748cm">
          <text:p/>
        </draw:line>
        <draw:line draw:style-name="gr14" draw:text-style-name="P12" draw:layer="layout" svg:x1="3.774cm" svg:y1="3.581cm" svg:x2="10.272cm" svg:y2="3.581cm">
          <text:p/>
        </draw:line>
        <draw:polygon draw:style-name="gr13" draw:text-style-name="P11" draw:layer="layout" svg:width="0.023cm" svg:height="0cm" svg:x="3.75cm" svg:y="3.581cm" svg:viewBox="0 0 24 0" draw:points="24,0 0,0">
          <text:p/>
        </draw:polygon>
        <draw:line draw:style-name="gr15" draw:text-style-name="P12" draw:layer="layout" svg:x1="3.774cm" svg:y1="3.581cm" svg:x2="3.75cm" svg:y2="3.581cm">
          <text:p/>
        </draw:line>
        <draw:line draw:style-name="gr14" draw:text-style-name="P12" draw:layer="layout" svg:x1="3.774cm" svg:y1="3.413cm" svg:x2="10.272cm" svg:y2="3.413cm">
          <text:p/>
        </draw:line>
        <draw:polygon draw:style-name="gr13" draw:text-style-name="P11" draw:layer="layout" svg:width="0.023cm" svg:height="0cm" svg:x="3.75cm" svg:y="3.413cm" svg:viewBox="0 0 24 0" draw:points="24,0 0,0">
          <text:p/>
        </draw:polygon>
        <draw:line draw:style-name="gr15" draw:text-style-name="P12" draw:layer="layout" svg:x1="3.774cm" svg:y1="3.413cm" svg:x2="3.75cm" svg:y2="3.413cm">
          <text:p/>
        </draw:line>
        <draw:polygon draw:style-name="gr13" draw:text-style-name="P11" draw:layer="layout" svg:width="0.023cm" svg:height="0cm" svg:x="3.75cm" svg:y="3.246cm" svg:viewBox="0 0 24 0" draw:points="24,0 0,0">
          <text:p/>
        </draw:polygon>
        <draw:line draw:style-name="gr19" draw:text-style-name="P12" draw:layer="layout" svg:x1="3.774cm" svg:y1="7.369cm" svg:x2="3.774cm" svg:y2="2.979cm">
          <text:p/>
        </draw:line>
        <draw:line draw:style-name="gr19" draw:text-style-name="P12" draw:layer="layout" svg:x1="10.272cm" svg:y1="7.369cm" svg:x2="10.272cm" svg:y2="2.979cm">
          <text:p/>
        </draw:line>
        <draw:line draw:style-name="gr19" draw:text-style-name="P12" draw:layer="layout" svg:x1="3.774cm" svg:y1="7.369cm" svg:x2="10.272cm" svg:y2="7.369cm">
          <text:p/>
        </draw:line>
        <draw:line draw:style-name="gr19" draw:text-style-name="P12" draw:layer="layout" svg:x1="3.774cm" svg:y1="2.979cm" svg:x2="10.272cm" svg:y2="2.979cm">
          <text:p/>
        </draw:line>
        <draw:frame draw:style-name="gr20" draw:text-style-name="P14" draw:layer="layout" svg:width="0.641cm" svg:height="0.208cm" svg:x="3.004cm" svg:y="7.031cm">
          <draw:text-box>
            <text:p text:style-name="P13"><text:span text:style-name="T11">MODEL</text:span></text:p>
          </draw:text-box>
        </draw:frame>
        <draw:frame draw:style-name="gr21" draw:text-style-name="P15" draw:layer="layout" svg:width="1.733cm" svg:height="0.248cm" svg:x="1.907cm" svg:y="6.863cm">
          <draw:text-box>
            <text:p text:style-name="P13"><text:span text:style-name="T12">(Conv</text:span><text:span text:style-name="T13">A</text:span><text:span text:style-name="T12">) CONV_2D</text:span></text:p>
          </draw:text-box>
        </draw:frame>
        <draw:frame draw:style-name="gr22" draw:text-style-name="P15" draw:layer="layout" svg:width="1.039cm" svg:height="0.208cm" svg:x="2.593cm" svg:y="6.697cm">
          <draw:text-box>
            <text:p text:style-name="P13"><text:span text:style-name="T12">DELEGATE</text:span></text:p>
          </draw:text-box>
        </draw:frame>
        <draw:frame draw:style-name="gr23" draw:text-style-name="P15" draw:layer="layout" svg:width="1.166cm" svg:height="0.208cm" svg:x="2.488cm" svg:y="6.53cm">
          <draw:text-box>
            <text:p text:style-name="P13"><text:span text:style-name="T12">HARDWARE</text:span></text:p>
          </draw:text-box>
        </draw:frame>
        <draw:frame draw:style-name="gr24" draw:text-style-name="P14" draw:layer="layout" svg:width="0.383cm" svg:height="0.208cm" svg:x="3.26cm" svg:y="6.361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6cm" svg:y="6.194cm">
          <draw:text-box>
            <text:p text:style-name="P13"><text:span text:style-name="T11">ADD</text:span></text:p>
          </draw:text-box>
        </draw:frame>
        <draw:frame draw:style-name="gr26" draw:text-style-name="P14" draw:layer="layout" svg:width="1.31cm" svg:height="0.208cm" svg:x="2.333cm" svg:y="6.026cm">
          <draw:text-box>
            <text:p text:style-name="P13"><text:span text:style-name="T11">MAX_POOL_2D</text:span></text:p>
          </draw:text-box>
        </draw:frame>
        <draw:frame draw:style-name="gr27" draw:text-style-name="P15" draw:layer="layout" svg:width="1.729cm" svg:height="0.248cm" svg:x="1.907cm" svg:y="5.859cm">
          <draw:text-box>
            <text:p text:style-name="P13"><text:span text:style-name="T12">(Conv</text:span><text:span text:style-name="T13">B</text:span><text:span text:style-name="T12">) CONV_2D</text:span></text:p>
          </draw:text-box>
        </draw:frame>
        <draw:frame draw:style-name="gr22" draw:text-style-name="P15" draw:layer="layout" svg:width="1.039cm" svg:height="0.208cm" svg:x="2.593cm" svg:y="5.693cm">
          <draw:text-box>
            <text:p text:style-name="P13"><text:span text:style-name="T12">DELEGATE</text:span></text:p>
          </draw:text-box>
        </draw:frame>
        <draw:frame draw:style-name="gr23" draw:text-style-name="P15" draw:layer="layout" svg:width="1.166cm" svg:height="0.208cm" svg:x="2.486cm" svg:y="5.525cm">
          <draw:text-box>
            <text:p text:style-name="P13"><text:span text:style-name="T12">HARDWARE</text:span></text:p>
          </draw:text-box>
        </draw:frame>
        <draw:frame draw:style-name="gr24" draw:text-style-name="P14" draw:layer="layout" svg:width="0.383cm" svg:height="0.208cm" svg:x="3.26cm" svg:y="5.358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8cm" svg:y="5.19cm">
          <draw:text-box>
            <text:p text:style-name="P13"><text:span text:style-name="T11">ADD</text:span></text:p>
          </draw:text-box>
        </draw:frame>
        <draw:frame draw:style-name="gr26" draw:text-style-name="P14" draw:layer="layout" svg:width="1.31cm" svg:height="0.208cm" svg:x="2.333cm" svg:y="5.021cm">
          <draw:text-box>
            <text:p text:style-name="P13"><text:span text:style-name="T11">MAX_POOL_2D</text:span></text:p>
          </draw:text-box>
        </draw:frame>
        <draw:frame draw:style-name="gr27" draw:text-style-name="P15" draw:layer="layout" svg:width="1.729cm" svg:height="0.248cm" svg:x="1.909cm" svg:y="4.855cm">
          <draw:text-box>
            <text:p text:style-name="P13"><text:span text:style-name="T12">(Conv</text:span><text:span text:style-name="T13">C</text:span><text:span text:style-name="T12">) CONV_2D</text:span></text:p>
          </draw:text-box>
        </draw:frame>
        <draw:frame draw:style-name="gr22" draw:text-style-name="P15" draw:layer="layout" svg:width="1.039cm" svg:height="0.208cm" svg:x="2.593cm" svg:y="4.688cm">
          <draw:text-box>
            <text:p text:style-name="P13"><text:span text:style-name="T12">DELEGATE</text:span></text:p>
          </draw:text-box>
        </draw:frame>
        <draw:frame draw:style-name="gr23" draw:text-style-name="P15" draw:layer="layout" svg:width="1.166cm" svg:height="0.208cm" svg:x="2.486cm" svg:y="4.52cm">
          <draw:text-box>
            <text:p text:style-name="P13"><text:span text:style-name="T12">HARDWARE</text:span></text:p>
          </draw:text-box>
        </draw:frame>
        <draw:frame draw:style-name="gr24" draw:text-style-name="P14" draw:layer="layout" svg:width="0.383cm" svg:height="0.208cm" svg:x="3.26cm" svg:y="4.353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6cm" svg:y="4.187cm">
          <draw:text-box>
            <text:p text:style-name="P13"><text:span text:style-name="T11">ADD</text:span></text:p>
          </draw:text-box>
        </draw:frame>
        <draw:frame draw:style-name="gr26" draw:text-style-name="P14" draw:layer="layout" svg:width="1.31cm" svg:height="0.208cm" svg:x="2.333cm" svg:y="4.018cm">
          <draw:text-box>
            <text:p text:style-name="P13"><text:span text:style-name="T11">MAX_POOL_2D</text:span></text:p>
          </draw:text-box>
        </draw:frame>
        <draw:frame draw:style-name="gr28" draw:text-style-name="P14" draw:layer="layout" svg:width="0.832cm" svg:height="0.208cm" svg:x="2.813cm" svg:y="3.851cm">
          <draw:text-box>
            <text:p text:style-name="P13"><text:span text:style-name="T11">RESHAPE</text:span></text:p>
          </draw:text-box>
        </draw:frame>
        <draw:frame draw:style-name="gr29" draw:text-style-name="P14" draw:layer="layout" svg:width="1.75cm" svg:height="0.208cm" svg:x="1.894cm" svg:y="3.683cm">
          <draw:text-box>
            <text:p text:style-name="P13"><text:span text:style-name="T11">FULLY_CONNECTED</text:span></text:p>
          </draw:text-box>
        </draw:frame>
        <draw:frame draw:style-name="gr29" draw:text-style-name="P14" draw:layer="layout" svg:width="1.75cm" svg:height="0.208cm" svg:x="1.894cm" svg:y="3.516cm">
          <draw:text-box>
            <text:p text:style-name="P13"><text:span text:style-name="T11">FULLY_CONNECTED</text:span></text:p>
          </draw:text-box>
        </draw:frame>
        <draw:frame draw:style-name="gr29" draw:text-style-name="P14" draw:layer="layout" svg:width="1.75cm" svg:height="0.208cm" svg:x="1.894cm" svg:y="3.35cm">
          <draw:text-box>
            <text:p text:style-name="P13"><text:span text:style-name="T11">FULLY_CONNECTED</text:span></text:p>
          </draw:text-box>
        </draw:frame>
        <draw:line draw:style-name="gr30" draw:text-style-name="P16" draw:layer="layout" svg:x1="9.729cm" svg:y1="2.976cm" svg:x2="9.729cm" svg:y2="7.441cm">
          <text:p/>
        </draw:line>
        <draw:frame draw:style-name="gr31" draw:text-style-name="P17" draw:layer="layout" svg:width="7.535cm" svg:height="0.627cm" svg:x="3.229cm" svg:y="2.621cm">
          <draw:text-box>
            <text:p><text:span text:style-name="T14">CPU + TP (Floating-Point Xilinx LogiCORE IP @ 200 MHz)</text:span></text:p>
          </draw:text-box>
        </draw:frame>
        <draw:frame draw:style-name="gr32" draw:text-style-name="P18" draw:layer="layout" svg:width="1.988cm" svg:height="0.314cm" svg:x="1.706cm" svg:y="2.974cm">
          <draw:text-box>
            <text:p><text:span text:style-name="T15">Tensor operation</text:span></text:p>
          </draw:text-box>
        </draw:frame>
        <draw:frame draw:style-name="gr33" draw:text-style-name="P19" draw:layer="layout" svg:width="1.252cm" svg:height="0.25cm" svg:x="6.471cm" svg:y="7.779cm">
          <draw:text-box>
            <text:p><text:span text:style-name="T16">Time (ms)</text:span></text:p>
          </draw:text-box>
        </draw:frame>
        <draw:frame draw:style-name="gr34" draw:text-style-name="P20" draw:layer="layout" svg:width="1.988cm" svg:height="0.477cm" svg:x="4.362cm" svg:y="4.476cm">
          <draw:text-box>
            <text:p><text:span text:style-name="T17">TensorFlow Lite</text:span></text:p>
            <text:p><text:span text:style-name="T17">delegate interface</text:span></text:p>
          </draw:text-box>
        </draw:frame>
        <draw:line draw:style-name="gr35" draw:text-style-name="P5" draw:layer="layout" svg:x1="5.842cm" svg:y1="4.752cm" svg:x2="8.763cm" svg:y2="4.752cm">
          <text:p/>
        </draw:line>
        <draw:line draw:style-name="gr35" draw:text-style-name="P5" draw:layer="layout" svg:x1="5.012cm" svg:y1="4.953cm" svg:x2="6.5cm" svg:y2="5.76cm">
          <text:p/>
        </draw:line>
        <draw:line draw:style-name="gr35" draw:text-style-name="P5" draw:layer="layout" svg:x1="5.012cm" svg:y1="4.959cm" svg:x2="3.81cm" svg:y2="6.731cm">
          <text:p/>
        </draw:line>
        <draw:frame draw:style-name="gr34" draw:text-style-name="P22" draw:layer="layout" svg:width="3.252cm" svg:height="0.477cm" svg:x="9.715cm" svg:y="8.143cm">
          <draw:text-box>
            <text:p text:style-name="P21"><text:span text:style-name="T18">Total = 48 ms (20.8 FPS)</text:span></text:p>
          </draw:text-box>
        </draw:frame>
        <draw:line draw:style-name="gr36" draw:text-style-name="P5" draw:layer="layout" svg:x1="9.747cm" svg:y1="8.128cm" svg:x2="9.747cm" svg:y2="7.493cm">
          <text:p/>
        </draw:line>
        <draw:frame draw:style-name="gr37" draw:text-style-name="P23" draw:layer="layout" svg:width="1.086cm" svg:height="0.315cm" svg:x="0.469cm" svg:y="5.043cm">
          <draw:text-box>
            <text:p><text:span text:style-name="T15">Layers</text:span></text:p>
          </draw:text-box>
        </draw:frame>
        <draw:custom-shape draw:style-name="gr38" draw:text-style-name="P5" draw:layer="layout" svg:width="0.254cm" svg:height="3.556cm" svg:x="1.397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20:48:48.038228959</dc:date>
    <meta:editing-duration>PT6H45M14S</meta:editing-duration>
    <meta:editing-cycles>121</meta:editing-cycles>
    <meta:document-statistic meta:object-count="173"/>
  </office:meta>
</office:document-meta>
</file>